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irtualUserTable.getUserDomainMappings( String user ,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rtualUserTable.removeErrorMapping( String user , String domain , String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rtualUserTable.removeAliasDomainMapping( String aliasDomain , String real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rtualUserTable.setAutoDetectIP( boolean autoDetec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rtualUserTable.setRecursiveMapping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rtualUserTable.mapAddress( String user , String doma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VirtualUserTable.getAll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VirtualUserTable.addErrorMapping( String user , String domain , String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VirtualUserTable.getMappings( String user , String domain , int mappingLimi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AbstractVirtualUserTable.addRegexMapping( String user , String domain , String reg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irtualUserTable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rtualUserTable.setAutoDetect( boolean autoDet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rtualUserTable.addMapping( String user , String domain , String mapp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irtualUserTable.getDomain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VirtualUserTable.addAddressMapping( String user , String domain , String addr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VirtualUserTable.setMappingLimit( int mapping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rtualUserTable.getDomainsIP( List domains , DNSService dns , Logger lo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VirtualUserTable.getDomainIP( String domain , DNSService dns , Logger lo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VirtualUserTable.checkMapping( String user , String domain , String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VirtualUserTable.configure( Configuration arg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VirtualUserTable.removeAddressMapping( String user , String domain , String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irtualUserTable.addAliasDomainMapping( String aliasDomain , String real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rtualUserTable.removeMapping( String user , String domain , String mapp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irtualUserTable.removeRegexMapping( String user , String domain ,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rtualUserTable.getMappings( String user ,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